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C0B91E8A573FF6E6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3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4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2.5cm" fo:min-width="17.6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-color="#006600" draw:textarea-horizontal-align="justify" draw:textarea-vertical-align="middle" draw:auto-grow-height="false" fo:min-height="7.83cm" fo:min-width="23.2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wo_20_Content-notes">
      <style:graphic-properties draw:fill-color="#ffffff" fo:min-height="13.829cm"/>
    </style:style>
    <style:style style:name="P1" style:family="paragraph">
      <loext:graphic-properties draw:fill-color="#ffffff"/>
    </style:style>
    <style:style style:name="P2" style:family="paragraph">
      <loext:graphic-properties draw:fill-color="#669900"/>
      <style:paragraph-properties fo:text-align="center"/>
    </style:style>
    <style:style style:name="P3" style:family="paragraph">
      <loext:graphic-properties draw:fill-color="#1933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006600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-color="#ffffff"/>
      <style:text-properties fo:font-size="22pt"/>
    </style:style>
    <style:style style:name="T1" style:family="text">
      <style:text-properties fo:font-variant="normal" fo:text-transform="none" fo:color="#d2533c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color="#ffffff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entral Dogma of Molecular Biology" draw:style-name="dp3" draw:master-page-name="Two_20_Content" presentation:presentation-page-layout-name="AL2T3">
        <office:forms form:automatic-focus="false" form:apply-design-mode="false"/>
        <draw:custom-shape draw:style-name="gr2" draw:text-style-name="P2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custom-shape draw:name="CustomShape 1" draw:style-name="gr6" draw:text-style-name="P6" draw:layer="layout" svg:width="18.188cm" svg:height="2.749cm" svg:x="4.18cm" svg:y="1.778cm">
          <text:p text:style-name="P5"><text:span text:style-name="T1">We Discusse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23.762cm" svg:height="8.08cm" svg:x="2.9cm" svg:y="8.36cm">
          <text:p text:style-name="P7"><text:span text:style-name="T2">The Central Dogma</text:span></text:p>
          <text:p text:style-name="P7"><text:span text:style-name="T2">Of Biolog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83cm" svg:height="11.524cm" svg:x="4.318cm" svg:y="2.335cm" draw:page-number="2" presentation:class="page"/>
          <draw:frame presentation:style-name="pr4" draw:text-style-name="P9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2" draw:layer="backgroundobjects" svg:width="12.365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10"><text:span text:style-name="MT2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3">Second level</text:span></text:p>
                                          <text:list>
                                            <text:list-item>
                                              <text:p text:style-name="MP10"><text:span text:style-name="MT4">Third level</text:span></text:p>
                                              <text:list>
                                                <text:list-item>
                                                  <text:p text:style-name="MP11"><text:span text:style-name="MT5">Fourth level</text:span></text:p>
                                                </text:list-item>
                                                <text:list-item>
                                                  <text:p text:style-name="MP11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2" draw:layer="backgroundobjects" svg:width="12.365cm" svg:height="13.858cm" svg:x="14.233cm" svg:y="4.9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7" draw:layer="backgroundobjects" svg:width="6.533cm" svg:height="1.117cm" svg:x="1.4cm" svg:y="19.464cm" presentation:class="date-time" presentation:user-transformed="true">
        <draw:text-box>
          <text:p text:style-name="MP16"><text:span text:style-name="MT6"><text:date style:data-style-name="D1" text:date-value="2017-12-07">12/7/17</text:date></text:span></text:p>
        </draw:text-box>
      </draw:frame>
      <draw:frame draw:name="Footer Placeholder 5" presentation:style-name="Mpr6" draw:text-style-name="MP1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6" draw:text-style-name="MP17" draw:layer="backgroundobjects" svg:width="6.533cm" svg:height="1.117cm" svg:x="20.066cm" svg:y="19.464cm" presentation:class="page-number" presentation:user-transformed="true">
        <draw:text-box>
          <text:p text:style-name="MP18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ntent-title" draw:layer="backgroundobjects" svg:width="15.83cm" svg:height="11.524cm" svg:x="4.318cm" svg:y="2.335cm" presentation:class="page"/>
        <draw:frame presentation:style-name="Two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2" draw:layer="backgroundobjects" svg:width="10.618cm" svg:height="1.536cm" svg:x="0cm" svg:y="0cm" presentation:class="header">
          <draw:text-box>
            <text:p text:style-name="MP1"><text:span text:style-name="MT7"><presentation:header/></text:span></text:p>
          </draw:text-box>
        </draw:frame>
        <draw:frame presentation:style-name="Mpr7" draw:text-style-name="MP4" draw:layer="backgroundobjects" svg:width="10.618cm" svg:height="1.536cm" svg:x="13.849cm" svg:y="0cm" presentation:class="date-time">
          <draw:text-box>
            <text:p text:style-name="MP3"><text:span text:style-name="MT7"><presentation:date-time/></text:span></text:p>
          </draw:text-box>
        </draw:frame>
        <draw:frame presentation:style-name="Mpr8" draw:text-style-name="MP2" draw:layer="backgroundobjects" svg:width="10.618cm" svg:height="1.536cm" svg:x="0cm" svg:y="29.197cm" presentation:class="footer">
          <draw:text-box>
            <text:p text:style-name="MP1"><text:span text:style-name="MT7"><presentation:footer/></text:span></text:p>
          </draw:text-box>
        </draw:frame>
        <draw:frame presentation:style-name="Mpr8" draw:text-style-name="MP4" draw:layer="backgroundobjects" svg:width="10.618cm" svg:height="1.536cm" svg:x="13.849cm" svg:y="29.197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3:22:44.830722000</meta:creation-date>
    <dc:date>2017-12-07T00:25:08.050581000</dc:date>
    <meta:editing-duration>PT1H2M24S</meta:editing-duration>
    <meta:editing-cycles>2</meta:editing-cycles>
    <meta:generator>LibreOffice/5.2.7.2$MacOSX_X86_64 LibreOffice_project/2b7f1e640c46ceb28adf43ee075a6e8b8439ed10</meta:generator>
    <meta:document-statistic meta:object-count="45"/>
  </office:meta>
</office:document-meta>
</file>